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AE000008B010096C23.svm"/>
  <manifest:file-entry manifest:media-type="" manifest:full-path="Pictures/20000007000048F90000328B98F8CA56.svm"/>
  <manifest:file-entry manifest:media-type="" manifest:full-path="Pictures/20000007000022BB00000A71AF1B5927.svm"/>
  <manifest:file-entry manifest:media-type="" manifest:full-path="Pictures/20000007000039E200001742444877E6.svm"/>
  <manifest:file-entry manifest:media-type="" manifest:full-path="Pictures/2000000700003992000016BE502BE84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9896in" fo:margin-left="1.2021in" fo:margin-right="3.7333in" table:align="margins"/>
    </style:style>
    <style:style style:name="Table1.A" style:family="table-column">
      <style:table-column-properties style:column-width="1.9896in" style:rel-column-width="286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Arial-BoldMT" fo:font-size="10pt" style:font-name-asian="Arial-BoldMT" style:font-size-asian="10pt" style:font-name-complex="Arial-BoldMT" style:font-size-complex="10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-BoldMT" fo:font-size="10pt" style:font-name-asian="Arial-BoldMT" style:font-size-asian="10pt" style:font-name-complex="Arial-BoldMT" style:font-size-complex="10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fo:color="#000000" style:font-name="Arial-BoldMT" fo:font-size="10pt" style:font-name-asian="Arial-BoldMT" style:font-size-asian="10pt" style:font-name-complex="Arial-BoldM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Arial-BoldMT" fo:font-size="10pt" fo:font-style="italic" fo:font-weight="bold" style:font-name-asian="Arial-BoldMT" style:font-size-asian="10pt" style:font-style-asian="italic" style:font-weight-asian="bold" style:font-name-complex="Arial-BoldMT" style:font-size-complex="10pt" style:font-style-complex="italic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NewPSMT" fo:font-size="12pt" style:font-name-asian="CourierNewPSMT" style:font-size-asian="12pt" style:font-name-complex="CourierNewPSMT" style:font-size-complex="12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L2"/>
    <style:style style:name="P12" style:family="paragraph" style:parent-style-name="Standard" style:list-style-name="">
      <style:paragraph-properties fo:text-align="start" style:justify-single-word="false" fo:break-before="pag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3" style:family="text"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5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T6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7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New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esterHead's Hosted Song Requester Service Manual</text:h>
      <text:p text:style-name="Standard">Aloha and welcome to the Hosted Song Requester service. This service allows a subscriber to</text:p>
      <text:p text:style-name="Standard">upload customized request success and failure HTML templates instead of using the no-frills</text:p>
      <text:p text:style-name="Standard">service. <text:s/><text:a xlink:type="simple" xlink:href="http://www.songrequester.com/disclaimer.pdf"><text:span text:style-name="T9">By using this hosted service you acknowledge receipt and acceptance of the disclaimer.</text:span></text:a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FesterHead's Hosted Song Requester Service Manual<text:tab/>1</text:p>
          <text:p text:style-name="P17">FTP and Files<text:tab/>1</text:p>
          <text:p text:style-name="P16">Quick start<text:tab/>1</text:p>
          <text:p text:style-name="P16">Templates: requestsuccess.html and requestfailed.html <text:tab/>2</text:p>
          <text:p text:style-name="P16">Available Template Tags<text:tab/>3</text:p>
          <text:p text:style-name="P17">Setup<text:tab/>3</text:p>
          <text:p text:style-name="P17">Status<text:tab/>4</text:p>
          <text:p text:style-name="P17">Support<text:tab/>5</text:p>
          <text:p text:style-name="P17">FAQ<text:tab/>6</text:p>
        </text:index-body>
      </text:table-of-content>
      <text:p text:style-name="P6"/>
      <text:h text:style-name="Heading_20_2" text:outline-level="2">FTP and Files</text:h>
      <text:p text:style-name="P2"><text:span text:style-name="T1">Using an FTP utility connect to </text:span><text:a xlink:type="simple" xlink:href="ftp://www.songrequester.com/">ftp://www.songrequester.com</text:a><text:span text:style-name="T3"> </text:span><text:span text:style-name="T1">with your account user name and</text:span></text:p>
      <text:p text:style-name="P6">password to get a file listing:</text:p>
      <text:p text:style-name="P6"/>
      <text:p text:style-name="P6"><draw:frame draw:style-name="fr1" draw:name="Frame1" text:anchor-type="paragraph" svg:width="3.5008in" draw:z-index="0"><draw:text-box fo:min-height="1.052in"><text:p text:style-name="Illustration"><draw:frame draw:style-name="fr2" draw:name="graphics2" text:anchor-type="paragraph" svg:x="0.0016in" svg:y="0.0008in" svg:width="3.5008in" style:rel-width="100%" svg:height="1.052in" style:rel-height="scale" draw:z-index="1"><draw:image xlink:href="Pictures/20000007000022BB00000A71AF1B5927.svm" xlink:type="simple" xlink:show="embed" xlink:actuate="onLoad"/></draw:frame>Illustration <text:sequence text:ref-name="refIllustration0" text:name="Illustration" text:formula="ooow:Illustration+1" style:num-format="1">1</text:sequence>: FTP account file listing</text:p></draw:text-box></draw:frame></text:p>
      <text:p text:style-name="P2"><text:span text:style-name="T1">Supported files for are </text:span><text:span text:style-name="T4">requestfailed.html </text:span><text:span text:style-name="T1">and </text:span><text:span text:style-name="T4">requestsuccess.html </text:span><text:span text:style-name="T1">only! All other file names are</text:span></text:p>
      <text:p text:style-name="P6">prohibited from being uploaded.</text:p>
      <text:p text:style-name="P6"/>
      <text:p text:style-name="P2"><text:span text:style-name="T1">The </text:span><text:span text:style-name="T4">.htaccess </text:span><text:span text:style-name="T1">and </text:span><text:span text:style-name="T4">index.html </text:span><text:span text:style-name="T1">files are there for your protection to prevent direct access to the</text:span></text:p>
      <text:p text:style-name="P6">request success and failure files. It is recommended to <text:span text:style-name="T8">NOT DELETE</text:span> them.</text:p>
      <text:p text:style-name="P6"/>
      <text:p text:style-name="P6">The combined storage for all the files in the account is 1MB (1048576 bytes). This should be more</text:p>
      <text:p text:style-name="P6">than enough space for custom request success and failure pages. If for some reason this is not</text:p>
      <text:p text:style-name="P2"><text:span text:style-name="T1">enough post a message in the </text:span><text:a xlink:type="simple" xlink:href="http://www.songrequester.com/forum/viewforum.php?f=8"><text:span text:style-name="T3">Hosted Support forum</text:span></text:a><text:span text:style-name="T1">.</text:span></text:p>
      <text:h text:style-name="Heading_20_3" text:outline-level="3">Quick start</text:h>
      <text:p text:style-name="P6">Download the template files, add style, images, or other fanciness then upload. <text:s/><text:span text:style-name="T9">It's that easy!</text:span></text:p>
      <text:h text:style-name="Heading_20_3" text:outline-level="3"><text:soft-page-break/></text:h>
      <text:h text:style-name="Heading_20_3" text:outline-level="3">Templates: requestsuccess.html and requestfailed.html </text:h>
      <text:p text:style-name="P6">When the account is initially setup it contains no-frills request success and failed pages. These are</text:p>
      <text:p text:style-name="P6">HTML template files that get displayed to users when making requests.</text:p>
      <text:p text:style-name="P6"/>
      <text:p text:style-name="P6"><draw:frame draw:style-name="fr1" draw:name="Frame2" text:anchor-type="paragraph" svg:width="5.8339in" draw:z-index="2"><draw:text-box fo:min-height="2.3437in"><text:p text:style-name="Illustration"><draw:frame draw:style-name="fr2" draw:name="graphics1" text:anchor-type="paragraph" svg:x="0.0016in" svg:y="0.0008in" svg:width="5.8339in" style:rel-width="100%" svg:height="2.3437in" style:rel-height="scale" draw:z-index="3"><draw:image xlink:href="Pictures/20000007000039E200001742444877E6.svm" xlink:type="simple" xlink:show="embed" xlink:actuate="onLoad"/></draw:frame>Illustration <text:sequence text:ref-name="refIllustration1" text:name="Illustration" text:formula="ooow:Illustration+1" style:num-format="1">2</text:sequence>: Default request success template</text:p></draw:text-box></draw:frame></text:p>
      <text:p text:style-name="P6"><draw:frame draw:style-name="fr1" draw:name="Frame3" text:anchor-type="paragraph" svg:width="5.802in" draw:z-index="4"><draw:text-box fo:min-height="2.2925in"><text:p text:style-name="Illustration"><draw:frame draw:style-name="fr2" draw:name="graphics3" text:anchor-type="paragraph" svg:x="0.0016in" svg:y="0.0008in" svg:width="5.802in" style:rel-width="100%" svg:height="2.2925in" style:rel-height="scale" draw:z-index="5"><draw:image xlink:href="Pictures/2000000700003992000016BE502BE84C.svm" xlink:type="simple" xlink:show="embed" xlink:actuate="onLoad"/></draw:frame>Illustration <text:sequence text:ref-name="refIllustration2" text:name="Illustration" text:formula="ooow:Illustration+1" style:num-format="1">3</text:sequence>: Default request failure template</text:p></draw:text-box></draw:frame></text:p>
      <text:p text:style-name="P9">The templates can include references to any CSS, images, or whatever as long as they are on an</text:p>
      <text:p text:style-name="P9">external site, such as the regular web host for the radio station. <text:s/></text:p>
      <text:p text:style-name="P6"/>
      <text:p text:style-name="P6">Supported files for are <text:span text:style-name="T5">requestfailed.html </text:span>and <text:span text:style-name="T5">requestsuccess.html </text:span>only! All other file names are prohibited from being uploaded.</text:p>
      <text:h text:style-name="Heading_20_3" text:outline-level="3"/>
      <text:h text:style-name="P14" text:outline-level="3">Available Template Tags</text:h>
      <text:p text:style-name="P6">Tags that can be used in both the success and failed HTML templates:</text:p>
      <text:list xml:id="list33107894" text:style-name="L2">
        <text:list-item>
          <text:p text:style-name="P4"><text:span text:style-name="T2">#request_success#</text:span><text:span text:style-name="T1"> - A successful request message</text:span></text:p>
        </text:list-item>
        <text:list-item>
          <text:p text:style-name="P11"><text:span text:style-name="T2">#request_failed#</text:span><text:span text:style-name="T1"> - A failed request message</text:span></text:p>
        </text:list-item>
        <text:list-item>
          <text:p text:style-name="P4"><text:span text:style-name="T2">#message#</text:span><text:span text:style-name="T1"> - Further information regarding the message</text:span></text:p>
        </text:list-item>
        <text:list-item>
          <text:p text:style-name="P4"><text:span text:style-name="T2">#admin_contact#</text:span><text:span text:style-name="T1"> - Radio station administration contact information</text:span></text:p>
        </text:list-item>
      </text:list>
      <text:p text:style-name="P2"><text:span text:style-name="T1"/></text:p>
      <text:p text:style-name="P2"><text:span text:style-name="T1">Tags availabe only for successful requests:</text:span></text:p>
      <text:list xml:id="list33108736" text:style-name="L1">
        <text:list-item>
          <text:p text:style-name="P3"><text:span text:style-name="T2">#song_artist#</text:span><text:span text:style-name="T1"> - The song artist</text:span></text:p>
        </text:list-item>
        <text:list-item>
          <text:p text:style-name="P3"><text:span text:style-name="T2">#song_title#</text:span><text:span text:style-name="T1"> - The song title</text:span></text:p>
        </text:list-item>
        <text:list-item>
          <text:p text:style-name="P3"><text:span text:style-name="T2">#song_album#</text:span><text:span text:style-name="T1"> - The song album</text:span></text:p>
        </text:list-item>
        <text:list-item>
          <text:p text:style-name="P3"><text:span text:style-name="T2">#song_duration#</text:span><text:span text:style-name="T1"> <text:s/>- The song duration</text:span></text:p>
        </text:list-item>
      </text:list>
      <text:p text:style-name="P1"><text:span text:style-name="T1"/></text:p>
      <text:p text:style-name="P1"><text:span text:style-name="T1">The song data can only be displayed when provided as a response from SAM.</text:span></text:p>
      <text:p text:style-name="P1"><text:span text:style-name="T1">The information returned cannot be translated and will be used as-is.</text:span></text:p>
      <text:p text:style-name="P5"><text:span text:style-name="T1">Garbage in, garbage out!</text:span></text:p>
      <text:p text:style-name="P1"><text:span text:style-name="T1"/></text:p>
      <text:p text:style-name="P2"><text:span text:style-name="T1">Refer to the </text:span><text:a xlink:type="simple" xlink:href="http://www.songrequester.com/wp/translations">Translations page</text:a><text:span text:style-name="T3"> </text:span><text:span text:style-name="T1">for the text used by each tag.</text:span></text:p>
      <text:h text:style-name="Heading_20_2" text:outline-level="2">Setup</text:h>
      <text:p text:style-name="P6">Follow the <text:a xlink:type="simple" xlink:href="http://www.songrequester.com/wp/how-to-instructions/usage-no-frills">no-frills instructions for either HTML or PH</text:a>P and add the following to the end of the</text:p>
      <text:p text:style-name="P2"><text:span text:style-name="T1">path variable, before the semi-colon, where </text:span><text:span text:style-name="T6">VALUE </text:span><text:span text:style-name="T1">is the account number:</text:span></text:p>
      <text:p text:style-name="P8"><text:s text:c="19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/><text:span text:style-name="T10">+ "&amp;user=VALUE"</text:span></text:p>
          </table:table-cell>
        </table:table-row>
      </table:table>
      <text:h text:style-name="Heading_20_2" text:outline-level="2"/>
      <text:h text:style-name="P13" text:outline-level="2">Status</text:h>
      <text:p text:style-name="P6">A status page is provided that displays account information, number of requests (including number</text:p>
      <text:p text:style-name="P6">of successes and failures), and a list of the last 10 requests.</text:p>
      <text:p text:style-name="P6"/>
      <text:p text:style-name="P6"><draw:frame draw:style-name="fr1" draw:name="Frame4" text:anchor-type="paragraph" svg:width="6.9252in" draw:z-index="6"><draw:text-box fo:min-height="4.7957in"><text:p text:style-name="Illustration"><draw:frame draw:style-name="fr2" draw:name="graphics4" text:anchor-type="paragraph" svg:x="0.0016in" svg:y="0.0008in" svg:width="6.9252in" style:rel-width="100%" svg:height="4.7957in" style:rel-height="scale" draw:z-index="7"><draw:image xlink:href="Pictures/20000007000048F90000328B98F8CA56.svm" xlink:type="simple" xlink:show="embed" xlink:actuate="onLoad"/></draw:frame>Illustration <text:sequence text:ref-name="refIllustration3" text:name="Illustration" text:formula="ooow:Illustration+1" style:num-format="1">4</text:sequence>: Status page for default user (no-frills) [IPs removed]</text:p></draw:text-box></draw:frame></text:p>
      <text:p text:style-name="P6">Display is self-explanatory. No personally identifiable information is used.</text:p>
      <text:p text:style-name="P6"/>
      <text:p text:style-name="P6">Access the status page via http://www.songrequester.com/status.php?user=VALUE where VALUE</text:p>
      <text:p text:style-name="P6">is the account number. The default display without the user parameter is for account 0, the no-frills</text:p>
      <text:p text:style-name="P6">request service.</text:p>
      <text:p text:style-name="P6"/>
      <text:p text:style-name="P2"><text:span text:style-name="T1">Example: </text:span><text:a xlink:type="simple" xlink:href="http://www.songrequester.com/status.php?user=0"><text:span text:style-name="T3">http://www.songrequester.com/status.php?user=0</text:span></text:a></text:p>
      <text:p text:style-name="P2"><text:span text:style-name="T3"/></text:p>
      <text:p text:style-name="P6">Change the number of requests displayed by adding a "limit=VALUE" parameter where VALUE is</text:p>
      <text:p text:style-name="P6">a number between 1 and 100.</text:p>
      <text:p text:style-name="P6"/>
      <text:p text:style-name="P2"><text:span text:style-name="T1">Example: </text:span><text:a xlink:type="simple" xlink:href="http://www.songrequester.com/status.php?user=0&amp;limit=50"><text:span text:style-name="T3">http://www.songrequester.com/status.php?user=0&amp;limit=50</text:span></text:a></text:p>
      <text:p text:style-name="P2"><text:span text:style-name="T3"/></text:p>
      <text:p text:style-name="P6"/>
      <text:p text:style-name="P12">The number of days left in the account is also added to the request response and can be viewed by</text:p>
      <text:p text:style-name="P6">examining the source.</text:p>
      <text:p text:style-name="P7"/>
      <text:p text:style-name="P7"/>
      <text:p text:style-name="P7"><draw:frame draw:style-name="fr1" draw:name="Frame5" text:anchor-type="paragraph" svg:width="5.2083in" draw:z-index="8"><draw:text-box fo:min-height="0.8756in"><text:p text:style-name="Illustration"><draw:frame draw:style-name="fr2" draw:name="graphics5" text:anchor-type="paragraph" svg:x="0.0016in" svg:y="0.0008in" svg:width="5.2083in" style:rel-width="100%" svg:height="0.8756in" style:rel-height="scale" draw:z-index="9"><draw:image xlink:href="Pictures/20000007000033AE000008B010096C23.svm" xlink:type="simple" xlink:show="embed" xlink:actuate="onLoad"/></draw:frame>Illustration <text:sequence text:ref-name="refIllustration4" text:name="Illustration" text:formula="ooow:Illustration+1" style:num-format="1">5</text:sequence>: Number of days left in subscription in request response</text:p></draw:text-box></draw:frame></text:p>
      <text:h text:style-name="Heading_20_2" text:outline-level="2">Support</text:h>
      <text:p text:style-name="P2"><text:span text:style-name="T1">Post a topic in the </text:span><text:a xlink:type="simple" xlink:href="http://www.songrequester.com/forum/viewforum.php?f=8">Hosted Service section of the support forums</text:a><text:span text:style-name="T3"> </text:span><text:span text:style-name="T1">for support. </text:span></text:p>
      <text:p text:style-name="P2"><text:span text:style-name="T1">Better, faster responses are directly related to the information provided.</text:span></text:p>
      <text:h text:style-name="Heading_20_2" text:outline-level="2"/>
      <text:h text:style-name="P13" text:outline-level="2">FAQ</text:h>
      <text:p text:style-name="P6">Q: Is this service free?</text:p>
      <text:p text:style-name="P6">A: Yes. <text:s/>This may change to a subscription service in the future.</text:p>
      <text:p text:style-name="P6"/>
      <text:p text:style-name="P6">Q: Is this service guaranteed to up available 24/7?</text:p>
      <text:p text:style-name="P6">A: No. <text:s/><text:a xlink:type="simple" xlink:href="http://www.songrequester.com/disclaimer.pdf">Read the disclaimer</text:a>.</text:p>
      <text:p text:style-name="P6"/>
      <text:p text:style-name="P6">Q: Do I have to use all the tags in my templates?</text:p>
      <text:p text:style-name="P6">A: No! The template tags are provided for your convenience to relay the SAM request response to</text:p>
      <text:p text:style-name="P6">the user. Feel free to include your own specialized text in place of the tags.</text:p>
      <text:p text:style-name="P6"/>
      <text:p text:style-name="P2"><text:span text:style-name="T1">Q: I deleted the </text:span><text:span text:style-name="T4">.htaccess </text:span><text:span text:style-name="T1">and/or </text:span><text:span text:style-name="T4">index.html </text:span><text:span text:style-name="T1">files, can I get them back?</text:span></text:p>
      <text:p text:style-name="P2"><text:span text:style-name="T1">A: Maybe. Post a topic in the </text:span><text:a xlink:type="simple" xlink:href="http://www.songrequester.com/forum/viewforum.php?f=8"><text:span text:style-name="T3">Hosted Support forum</text:span></text:a><text:span text:style-name="T1">.</text:span></text:p>
      <text:p text:style-name="P2"><text:span text:style-name="T1"/></text:p>
      <text:p text:style-name="P6">Q: My account is going to expire soon, can I get an extension?</text:p>
      <text:p text:style-name="P2"><text:span text:style-name="T1">A: Yes. Post a topic in the </text:span><text:a xlink:type="simple" xlink:href="http://www.songrequester.com/forum/viewforum.php?f=8"><text:span text:style-name="T3">Hosted Support forum</text:span></text:a><text:span text:style-name="T1">.</text:span></text:p>
      <text:p text:style-name="P2"><text:span text:style-name="T1"/></text:p>
      <text:p text:style-name="P2"><text:span text:style-name="T1">Q: Can I upload files other than </text:span><text:span text:style-name="T4">requestsuccess.html </text:span><text:span text:style-name="T1">or </text:span><text:span text:style-name="T4">requestfailed.html</text:span><text:span text:style-name="T1">?</text:span></text:p>
      <text:p text:style-name="P2"><text:span text:style-name="T1">Q: Can I change the names of </text:span><text:span text:style-name="T4">requestsuccess.html </text:span><text:span text:style-name="T1">or </text:span><text:span text:style-name="T4">requestfailed.html</text:span><text:span text:style-name="T1">?</text:span></text:p>
      <text:p text:style-name="P6">A: No.</text:p>
      <text:p text:style-name="P6"/>
      <text:p text:style-name="P6">Q: What do I do if I forget my FTP account information?</text:p>
      <text:p text:style-name="P2"><text:span text:style-name="T1">A: Post a topic in the </text:span><text:a xlink:type="simple" xlink:href="http://www.songrequester.com/forum/viewforum.php?f=8"><text:span text:style-name="T3">Hosted Support forum</text:span></text:a><text:span text:style-name="T1">.</text:span></text:p>
      <text:p text:style-name="P2"><text:span text:style-name="T1"/></text:p>
      <text:p text:style-name="P2"><text:span text:style-name="T1">Q: Is my FTP account information the same as the account to access the site/forums?</text:span></text:p>
      <text:p text:style-name="P2"><text:span text:style-name="T1">A: No. <text:s/>It is separate and non-automated.</text:span></text:p>
      <text:p text:style-name="P2"><text:span text:style-name="T1"/></text:p>
      <text:p text:style-name="P6">Q: Can other radio stations use my templates or see my status?</text:p>
      <text:p text:style-name="P6">A: Yes. An IP or domain restriction may be added in the future.</text:p>
      <text:p text:style-name="P6"/>
      <text:p text:style-name="P6">Q: Can I change the look-n-feel of the status page?</text:p>
      <text:p text:style-name="P10"><text:span text:style-name="T7">A: No. This may be added in the future.</text:span></text:p>
      <text:p text:style-name="P10"><text:span text:style-name="T7"/></text:p>
      <text:p text:style-name="P10"><text:span text:style-name="T7">Q: Do you have some cool templates other than the no-frills default starting point?</text:span></text:p>
      <text:p text:style-name="P10"><text:span text:style-name="T7">A: No. <text:s/>A library may be added in the future.</text:span></text:p>
      <text:p text:style-name="P10"><text:span text:style-name="T7"/></text:p>
      <text:p text:style-name="P10"><text:span text:style-name="T7">Q: Do you accept donations for this service?</text:span></text:p>
      <text:p text:style-name="P10"><text:span text:style-name="T7">A: Yes. <text:s/>Send me as much $ as you'd like via </text:span><text:a xlink:type="simple" xlink:href="https://www.paypal.com/cgi-bin/webscr?cmd=_s-xclick&amp;hosted_button_id=Y6H2G24YNQRXG">PayPal</text:a><text:span text:style-name="T7"> or use my </text:span><text:a xlink:type="simple" xlink:href="http://amzn.com/w/2ZXLIVB4PMKZ">Amazon.com wishlist</text:a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Kunitzer</meta:initial-creator>
    <meta:creation-date>2010-10-13T08:00:30.47</meta:creation-date>
    <dc:date>2010-10-13T13:13:46.46</dc:date>
    <dc:creator>Steve Kunitzer</dc:creator>
    <meta:editing-duration>PT00H26M40S</meta:editing-duration>
    <meta:editing-cycles>6</meta:editing-cycles>
    <meta:generator>OpenOffice.org/3.2$Win32 OpenOffice.org_project/320m12$Build-9483</meta:generator>
    <meta:document-statistic meta:table-count="1" meta:image-count="5" meta:object-count="0" meta:page-count="6" meta:paragraph-count="100" meta:word-count="891" meta:character-count="5448"/>
  </office:meta>
</office:document-meta>
</file>